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d3e165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b9e933" fo:background-color="#ff0066" style:font-weight-asian="bold" style:font-weight-complex="bold"/>
    </style:style>
    <style:style style:name="P56" style:family="paragraph" style:parent-style-name="Standard">
      <style:text-properties fo:color="#000000" fo:font-weight="bold" officeooo:rsid="007d117e" officeooo:paragraph-rsid="00ab2069" fo:background-color="#ff0066" style:font-weight-asian="bold" style:font-weight-complex="bold"/>
    </style:style>
    <style:style style:name="P57" style:family="paragraph" style:parent-style-name="Standard">
      <style:text-properties fo:color="#000000" fo:font-weight="bold" officeooo:rsid="007d117e" officeooo:paragraph-rsid="00abc82d" fo:background-color="#ff0066" style:font-weight-asian="bold" style:font-weight-complex="bold"/>
    </style:style>
    <style:style style:name="P58" style:family="paragraph" style:parent-style-name="Standard">
      <style:text-properties fo:color="#000000" fo:font-weight="bold" officeooo:rsid="007d117e" officeooo:paragraph-rsid="00b554ea" fo:background-color="#ff0066" style:font-weight-asian="bold" style:font-weight-complex="bold"/>
    </style:style>
    <style:style style:name="P59" style:family="paragraph" style:parent-style-name="Standard">
      <style:text-properties fo:color="#000000" fo:font-weight="bold" officeooo:rsid="007d117e" officeooo:paragraph-rsid="00abdb4f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fo:font-weight="bold" officeooo:rsid="00d31ff3" officeooo:paragraph-rsid="00d31ff3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fo:font-weight="bold" officeooo:rsid="00e42112" officeooo:paragraph-rsid="00e42112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80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81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82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83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84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85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86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87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8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9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90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91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92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93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94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95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96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8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9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101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102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103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104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105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106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107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8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9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10" style:family="paragraph" style:parent-style-name="Standard">
      <style:paragraph-properties fo:text-align="justify" style:justify-single-word="false"/>
      <style:text-properties fo:color="#000000" officeooo:rsid="00b9e933" officeooo:paragraph-rsid="00b9e933"/>
    </style:style>
    <style:style style:name="P111" style:family="paragraph" style:parent-style-name="Standard">
      <style:paragraph-properties fo:text-align="justify" style:justify-single-word="false"/>
      <style:text-properties fo:color="#000000" officeooo:rsid="00c684f4" officeooo:paragraph-rsid="00c684f4"/>
    </style:style>
    <style:style style:name="P112" style:family="paragraph" style:parent-style-name="Standard">
      <style:paragraph-properties fo:text-align="justify" style:justify-single-word="false"/>
      <style:text-properties fo:color="#000000" officeooo:rsid="00c7cf81" officeooo:paragraph-rsid="00c7cf81"/>
    </style:style>
    <style:style style:name="P113" style:family="paragraph" style:parent-style-name="Standard">
      <style:paragraph-properties fo:text-align="justify" style:justify-single-word="false"/>
      <style:text-properties fo:color="#000000" officeooo:rsid="00ce72d5" officeooo:paragraph-rsid="00cdb87e"/>
    </style:style>
    <style:style style:name="P114" style:family="paragraph" style:parent-style-name="Standard">
      <style:paragraph-properties fo:text-align="justify" style:justify-single-word="false"/>
      <style:text-properties fo:color="#000000" officeooo:rsid="00ce72d5" officeooo:paragraph-rsid="00ce72d5"/>
    </style:style>
    <style:style style:name="P115" style:family="paragraph" style:parent-style-name="Standard">
      <style:paragraph-properties fo:text-align="justify" style:justify-single-word="false"/>
      <style:text-properties fo:color="#000000" officeooo:rsid="00d1a048" officeooo:paragraph-rsid="00d1a048"/>
    </style:style>
    <style:style style:name="P116" style:family="paragraph" style:parent-style-name="Standard">
      <style:paragraph-properties fo:text-align="justify" style:justify-single-word="false"/>
      <style:text-properties fo:color="#000000" officeooo:rsid="00d1d62f" officeooo:paragraph-rsid="00d1d62f"/>
    </style:style>
    <style:style style:name="P117" style:family="paragraph" style:parent-style-name="Standard">
      <style:paragraph-properties fo:text-align="justify" style:justify-single-word="false"/>
      <style:text-properties fo:color="#000000" officeooo:rsid="00d3e165" officeooo:paragraph-rsid="00d3e165"/>
    </style:style>
    <style:style style:name="P118" style:family="paragraph" style:parent-style-name="Standard">
      <style:paragraph-properties fo:text-align="justify" style:justify-single-word="false"/>
      <style:text-properties fo:color="#000000" officeooo:rsid="00d67b06" officeooo:paragraph-rsid="00d67b06"/>
    </style:style>
    <style:style style:name="P119" style:family="paragraph" style:parent-style-name="Standard">
      <style:paragraph-properties fo:text-align="justify" style:justify-single-word="false"/>
      <style:text-properties fo:color="#000000" officeooo:rsid="00d9af9d" officeooo:paragraph-rsid="00d9af9d"/>
    </style:style>
    <style:style style:name="P120" style:family="paragraph" style:parent-style-name="Standard">
      <style:paragraph-properties fo:text-align="justify" style:justify-single-word="false"/>
      <style:text-properties fo:color="#000000" officeooo:rsid="00da85c8" officeooo:paragraph-rsid="00da85c8"/>
    </style:style>
    <style:style style:name="P121" style:family="paragraph" style:parent-style-name="Standard">
      <style:paragraph-properties fo:text-align="justify" style:justify-single-word="false"/>
      <style:text-properties fo:color="#000000" officeooo:rsid="00dffb7a" officeooo:paragraph-rsid="00dffb7a"/>
    </style:style>
    <style:style style:name="P122" style:family="paragraph" style:parent-style-name="Standard">
      <style:paragraph-properties fo:text-align="justify" style:justify-single-word="false"/>
      <style:text-properties fo:color="#000000" officeooo:rsid="00e1b750" officeooo:paragraph-rsid="00e1b750"/>
    </style:style>
    <style:style style:name="P123" style:family="paragraph" style:parent-style-name="Standard">
      <style:paragraph-properties fo:text-align="justify" style:justify-single-word="false"/>
      <style:text-properties fo:color="#000000" officeooo:rsid="00e20fd3" officeooo:paragraph-rsid="00e1b750"/>
    </style:style>
    <style:style style:name="P124" style:family="paragraph" style:parent-style-name="Standard">
      <style:paragraph-properties fo:text-align="justify" style:justify-single-word="false"/>
      <style:text-properties fo:color="#000000" officeooo:rsid="00e20fd3" officeooo:paragraph-rsid="00e20fd3"/>
    </style:style>
    <style:style style:name="P125" style:family="paragraph" style:parent-style-name="Standard">
      <style:paragraph-properties fo:text-align="justify" style:justify-single-word="false"/>
      <style:text-properties fo:color="#000000" officeooo:rsid="00e42112" officeooo:paragraph-rsid="00e42112"/>
    </style:style>
    <style:style style:name="P126" style:family="paragraph" style:parent-style-name="Standard">
      <style:paragraph-properties fo:text-align="justify" style:justify-single-word="false"/>
      <style:text-properties fo:color="#000000" officeooo:rsid="00e6b4b0" officeooo:paragraph-rsid="00e6b4b0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40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41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42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43" style:family="paragraph" style:parent-style-name="Standard">
      <style:text-properties fo:font-weight="bold" officeooo:rsid="00abdb4f" officeooo:paragraph-rsid="00abdb4f" style:font-weight-asian="bold" style:font-weight-complex="bold"/>
    </style:style>
    <style:style style:name="P144" style:family="paragraph" style:parent-style-name="Standard">
      <style:text-properties fo:font-weight="bold" officeooo:rsid="00b554ea" officeooo:paragraph-rsid="00b554ea" style:font-weight-asian="bold" style:font-weight-complex="bold"/>
    </style:style>
    <style:style style:name="P145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46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47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48" style:family="paragraph" style:parent-style-name="Standard">
      <style:text-properties officeooo:rsid="0016324f" officeooo:paragraph-rsid="005d3410"/>
    </style:style>
    <style:style style:name="P149" style:family="paragraph" style:parent-style-name="Standard">
      <style:text-properties officeooo:rsid="0075ad16" officeooo:paragraph-rsid="005d3410"/>
    </style:style>
    <style:style style:name="P150" style:family="paragraph" style:parent-style-name="Standard">
      <style:text-properties officeooo:rsid="0017095d" officeooo:paragraph-rsid="005d3410"/>
    </style:style>
    <style:style style:name="P151" style:family="paragraph" style:parent-style-name="Standard">
      <style:text-properties fo:color="#ff3333" officeooo:rsid="0017095d" officeooo:paragraph-rsid="005d3410"/>
    </style:style>
    <style:style style:name="P152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53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54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55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56" style:family="paragraph" style:parent-style-name="Standard">
      <style:paragraph-properties fo:text-align="justify" style:justify-single-word="false"/>
      <style:text-properties fo:color="#ff3333" officeooo:rsid="00b9e933" officeooo:paragraph-rsid="00b9e933"/>
    </style:style>
    <style:style style:name="P157" style:family="paragraph" style:parent-style-name="Standard">
      <style:paragraph-properties fo:text-align="justify" style:justify-single-word="false"/>
      <style:text-properties fo:color="#ff3333" officeooo:rsid="00bcd0b4" officeooo:paragraph-rsid="00bcd0b4"/>
    </style:style>
    <style:style style:name="P158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59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60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61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62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63" style:family="paragraph" style:parent-style-name="Standard">
      <style:text-properties officeooo:rsid="0012cc8c" officeooo:paragraph-rsid="009fc5e4"/>
    </style:style>
    <style:style style:name="P164" style:family="paragraph" style:parent-style-name="Standard">
      <style:text-properties officeooo:rsid="0013eb95" officeooo:paragraph-rsid="009fc5e4"/>
    </style:style>
    <style:style style:name="P165" style:family="paragraph" style:parent-style-name="Standard">
      <style:paragraph-properties fo:text-align="justify" style:justify-single-word="false"/>
      <style:text-properties officeooo:rsid="0013eb95" officeooo:paragraph-rsid="009fc5e4"/>
    </style:style>
    <style:style style:name="P166" style:family="paragraph" style:parent-style-name="Standard">
      <style:text-properties officeooo:rsid="00a8bc93" officeooo:paragraph-rsid="00a8bc93"/>
    </style:style>
    <style:style style:name="P167" style:family="paragraph" style:parent-style-name="Standard">
      <style:text-properties officeooo:rsid="00aa4d9f" officeooo:paragraph-rsid="00aa4d9f"/>
    </style:style>
    <style:style style:name="P168" style:family="paragraph" style:parent-style-name="Standard">
      <style:text-properties officeooo:rsid="00ab2069" officeooo:paragraph-rsid="00ab2069"/>
    </style:style>
    <style:style style:name="P169" style:family="paragraph" style:parent-style-name="Standard">
      <style:text-properties officeooo:rsid="00abc82d" officeooo:paragraph-rsid="00abc82d"/>
    </style:style>
    <style:style style:name="P170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71" style:family="paragraph" style:parent-style-name="Standard">
      <style:text-properties fo:font-weight="normal" officeooo:rsid="00aecef0" officeooo:paragraph-rsid="00aecef0" style:font-weight-asian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weight="normal" officeooo:rsid="00b5befa" officeooo:paragraph-rsid="00b5befa" style:font-weight-asian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weight="normal" officeooo:rsid="00b554ea" officeooo:paragraph-rsid="00b554ea" style:font-weight-asian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font-weight="normal" officeooo:rsid="00161996" officeooo:paragraph-rsid="00b6a75d" style:font-weight-asian="normal" style:font-weight-complex="normal"/>
    </style:style>
    <style:style style:name="P175" style:family="paragraph" style:parent-style-name="Standard">
      <style:text-properties fo:font-weight="normal" officeooo:rsid="00b83014" officeooo:paragraph-rsid="00b83014" style:font-weight-asian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officeooo:rsid="00d7e401" officeooo:paragraph-rsid="00d7e401"/>
    </style:style>
    <style:style style:name="P17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78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79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80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8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8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83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84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85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86" style:family="paragraph" style:parent-style-name="Table_20_Contents">
      <style:text-properties fo:font-weight="bold" fo:background-color="#ff0066" style:font-weight-asian="bold" style:font-weight-complex="bold"/>
    </style:style>
    <style:style style:name="P187" style:family="paragraph" style:parent-style-name="Table_20_Contents">
      <style:text-properties fo:font-size="2pt" style:font-size-asian="2pt" style:font-size-complex="2pt"/>
    </style:style>
    <style:style style:name="P188" style:family="paragraph" style:parent-style-name="Text_20_body">
      <style:paragraph-properties fo:text-align="justify" style:justify-single-word="false"/>
      <style:text-properties fo:color="#000000" fo:font-size="12pt" officeooo:rsid="00c7cf81" officeooo:paragraph-rsid="00e42112"/>
    </style:style>
    <style:style style:name="P189" style:family="paragraph" style:parent-style-name="Standard">
      <style:paragraph-properties fo:text-align="justify" style:justify-single-word="false"/>
      <style:text-properties fo:color="#000000" officeooo:rsid="00eab0b2" officeooo:paragraph-rsid="00eab0b2"/>
    </style:style>
    <style:style style:name="P190" style:family="paragraph" style:parent-style-name="Standard">
      <style:paragraph-properties fo:text-align="justify" style:justify-single-word="false"/>
      <style:text-properties fo:font-variant="normal" fo:text-transform="none" fo:color="#3a7ea2" style:font-name="monospace" fo:font-size="10.5pt" fo:letter-spacing="normal" fo:font-style="normal" fo:font-weight="normal" officeooo:rsid="00eab0b2" officeooo:paragraph-rsid="00eab0b2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T32" style:family="text">
      <style:text-properties officeooo:rsid="00b63618"/>
    </style:style>
    <style:style style:name="T33" style:family="text">
      <style:text-properties officeooo:rsid="00dc088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45"/>
      <text:p text:style-name="P145">yum install httpd</text:p>
      <text:p text:style-name="P145">systemctl start httpd.service (para subir los servicios de apache)</text:p>
      <text:p text:style-name="P145"/>
      <text:p text:style-name="P145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82"><text:bookmark text:name="tw-target-text"/>Desactivar o inhabilitar la aplicación de Windows Store</text:p>
        </text:section>
      </text:section>
      <text:p text:style-name="P177"><text:bookmark text:name="tw-target-text1"/>Uso del Editor de directivas de grupo</text:p>
      <text:p text:style-name="P184"/>
      <text:p text:style-name="P183">Para deshabilitar el acceso o apagar la tienda de Windows, escriba gpedit.msc en el cuadro Ejecutar y pulse Intro para abrir el Editor de directiva de grupo local. Vaya a la siguiente configuración:</text:p>
      <text:p text:style-name="P184"/>
      <text:p text:style-name="P181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28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29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30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31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76">https://www.profesionalreview.com/2017/03/12/shell-script-linux/</text:p>
      <text:p text:style-name="P13"/>
      <text:p text:style-name="P159">https://es.wikibooks.org/wiki/El_Manual_de_BASH_Scripting_B%C3%A1sico_para_Principiantes/Hola_Mundo_en_BASH</text:p>
      <text:p text:style-name="P13"/>
      <text:p text:style-name="P160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60"/>
      <text:p text:style-name="P131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32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33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41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34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35">Cambiar ip en servidores en debian 7 (de dhcp a estatica)</text:p>
      <text:p text:style-name="P26"><text:soft-page-break/>https://servidordebian.org/es/jessie/config/network/static_ip</text:p>
      <text:p text:style-name="P25"/>
      <text:p text:style-name="P135"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36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37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38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oft-page-break/><text:s text:c="2"/>991 <text:s/>du -csh var</text:p>
      <text:p text:style-name="P36"><text:s text:c="2"/>992 <text:s/>du -csh mnt</text:p>
      <text:p text:style-name="P36"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46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47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85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39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61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<text:soft-page-break/>y ejecutar el script ./ <text:span text:style-name="T10">makeuserV3.sh</text:span></text:p>
      <text:p text:style-name="P41"/>
      <text:p text:style-name="P42"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><text:s/></text:p>
      <text:p text:style-name="P43">usuario <text:s text:c="3"/>ALL=(ALL) <text:s text:c="6"/>NOPASSWD:ALL, !/usr/bin/passwd, !/bin/su</text:p>
      <text:p text:style-name="P43"/>
      <text:p text:style-name="P43">lo que esta en rojo son las limitantes</text:p>
      <text:p text:style-name="P43"/>
      <text:p text:style-name="P43"/>
      <text:p text:style-name="P140">Crear virtual host en Centos7</text:p>
      <text:p text:style-name="P148"/>
      <text:p text:style-name="P149">11,183</text:p>
      <text:p text:style-name="P148">Ingresar en el servidor en el cual se creara el virtual host, después de ingresar ejecutar el siguiente comando:</text:p>
      <text:p text:style-name="P148"/>
      <text:p text:style-name="P148">cd /etc/httpd/conf.d</text:p>
      <text:p text:style-name="P148"/>
      <text:p text:style-name="P148">estando en esta ruta se debe crear un archivo </text:p>
      <text:p text:style-name="P148"/>
      <text:p text:style-name="P150">vi <text:span text:style-name="T10">ejemplo</text:span>.conf </text:p>
      <text:p text:style-name="P150"/>
      <text:p text:style-name="P150"/>
      <text:p text:style-name="P148">con los siguientes parámetros <text:span text:style-name="T12">(se debe modificar solo lo que esta en rojo, según el DNS a que se desea apuntar</text:span>:</text:p>
      <text:p text:style-name="P150"/>
      <text:p text:style-name="P150">&lt;VirtualHost *:80&gt;</text:p>
      <text:p text:style-name="P150">#DirectoryIndex index.php</text:p>
      <text:p text:style-name="P150"># ServerName gysmoadm.hc.p2p.dom</text:p>
      <text:p text:style-name="P151">ServerName faq.hc.gysmo.dom</text:p>
      <text:p text:style-name="P150"># ServerAlias gysmoadm.hc.p2p.dom</text:p>
      <text:p text:style-name="P151">ServerAlias faq.hc.gysmo.dom</text:p>
      <text:p text:style-name="P150">DocumentRoot /var/www/html/faq</text:p>
      <text:p text:style-name="P151">ErrorLog /var/log/httpd/faqhc-error.log</text:p>
      <text:p text:style-name="P151">CustomLog /var/log/httpd/faqhc-requests.log combined</text:p>
      <text:p text:style-name="P150"><text:soft-page-break/>&lt;/VirtualHost&gt;</text:p>
      <text:p text:style-name="P148"/>
      <text:p text:style-name="P150">Guarda los cambios y luego debes reiniciar los servicios de apache con el siguiente comando:</text:p>
      <text:p text:style-name="P150"/>
      <text:p text:style-name="P150">systemctl restart httpd.service</text:p>
      <text:p text:style-name="P150"/>
      <text:p text:style-name="P150"/>
      <text:p text:style-name="P73">NOTA: Se debe realizar la creación del FQDN o nombre de dominio a través del controlador de dominio o servidor DNS principal.</text:p>
      <text:p text:style-name="P73"/>
      <text:p text:style-name="P73"/>
      <text:p text:style-name="P74"><text:span text:style-name="T14">PARA </text:span><text:span text:style-name="T15">BAJAR LOS SERVICIOS DE GYSMO DE MANERA ORDENADA</text:span></text:p>
      <text:p text:style-name="P74"/>
      <text:p text:style-name="P75"/>
      <text:p text:style-name="P75">Ingresar en los ACD y bajar (en el orden)</text:p>
      <text:p text:style-name="P75"/>
      <text:p text:style-name="P75">-<text:span text:style-name="T18">monit</text:span></text:p>
      <text:p text:style-name="P75">/<text:span text:style-name="T18">etc/init.d/</text:span>monit <text:span text:style-name="T18">stop</text:span></text:p>
      <text:p text:style-name="P75"/>
      <text:p text:style-name="P75">-callcenter</text:p>
      <text:p text:style-name="P75">/<text:span text:style-name="T18">etc/init.d/callcenter</text:span> <text:span text:style-name="T18">stop</text:span></text:p>
      <text:p text:style-name="P75"/>
      <text:p text:style-name="P75">loguearme como su – telefonia </text:p>
      <text:p text:style-name="P75"/>
      <text:p text:style-name="P75">bajar asterisk</text:p>
      <text:p text:style-name="P75"/>
      <text:p text:style-name="P75">/<text:span text:style-name="T19">etc/init.d/asterisk stop</text:span></text:p>
      <text:p text:style-name="P75"/>
      <text:p text:style-name="P75">Ingresar en los APL y bajar</text:p>
      <text:p text:style-name="P75"/>
      <text:p text:style-name="P75">-apache</text:p>
      <text:p text:style-name="P75">/<text:span text:style-name="T19">etc/init.d/apache2 stop</text:span></text:p>
      <text:p text:style-name="P75"/>
      <text:p text:style-name="P75">-node-gysmo</text:p>
      <text:p text:style-name="P75"/>
      <text:p text:style-name="P75">/<text:span text:style-name="T19">etc/init.d/node-gysmo stop</text:span></text:p>
      <text:p text:style-name="P75"/>
      <text:p text:style-name="P75"/>
      <text:p text:style-name="P75">Luego de haber bajado los servicios ingreso via ssh 172.29.0.200 ip flotante (para gysmocc) para bajar la bd</text:p>
      <text:p text:style-name="P75"/>
      <text:p text:style-name="P75">ejecutar los siguientes <text:span text:style-name="T20">comandos</text:span>:</text:p>
      <text:p text:style-name="P75"/>
      <text:p text:style-name="P75"/>
      <text:p text:style-name="P75">postgres-p2p-control.sh stopfast <text:s/>(para bajar la bd)</text:p>
      <text:p text:style-name="P75"/>
      <text:p text:style-name="P75">reboot</text:p>
      <text:p text:style-name="P75"/>
      <text:p text:style-name="P75">hacer ping al nodo primario 172.29.0.201, <text:span text:style-name="T19">esperar respuestas</text:span></text:p>
      <text:p text:style-name="P75"><text:soft-page-break/></text:p>
      <text:p text:style-name="P75">loguearme de nuevo al srv <text:s/>172.29.0.200</text:p>
      <text:p text:style-name="P75"/>
      <text:p text:style-name="P75"/>
      <text:p text:style-name="P75">ifconfig </text:p>
      <text:p text:style-name="P75"/>
      <text:p text:style-name="P75">cat /proc/drbd <text:span text:style-name="T21">(para validar sincronizacion)</text:span></text:p>
      <text:p text:style-name="P75"/>
      <text:p text:style-name="P74">postgres-p2p-control.sh status</text:p>
      <text:p text:style-name="P74"/>
      <text:p text:style-name="P74"/>
      <text:p text:style-name="P74">Ingresar a los ACD, Loguearme como su – telefonia, SUBIR</text:p>
      <text:p text:style-name="P74"/>
      <text:p text:style-name="P74">-asterisk</text:p>
      <text:p text:style-name="P74">/<text:span text:style-name="T19">etc/init.d/asterisk start</text:span></text:p>
      <text:p text:style-name="P74"/>
      <text:p text:style-name="P74">salir de su telefonia</text:p>
      <text:p text:style-name="P74"/>
      <text:p text:style-name="P74">subir callcenter</text:p>
      <text:p text:style-name="P74">/<text:span text:style-name="T19">etc/init.d/callcenter start</text:span></text:p>
      <text:p text:style-name="P74"/>
      <text:p text:style-name="P74"/>
      <text:p text:style-name="P74">ingresar a los APL , SUBIR</text:p>
      <text:p text:style-name="P74"/>
      <text:p text:style-name="P74">-apache</text:p>
      <text:p text:style-name="P75">/<text:span text:style-name="T19">etc/init.d/apache2 start</text:span></text:p>
      <text:p text:style-name="P74"/>
      <text:p text:style-name="P74"><text:s/>-node (en los APL que lo <text:span text:style-name="T22">Tengan</text:span>)</text:p>
      <text:p text:style-name="P75">/<text:span text:style-name="T19">etc/init.d/node-gysmo start</text:span></text:p>
      <text:p text:style-name="P75"/>
      <text:p text:style-name="P75"/>
      <text:p text:style-name="P75"/>
      <text:p text:style-name="P48">como comprimir y descomprimir archivos</text:p>
      <text:p text:style-name="P76"/>
      <text:p text:style-name="P76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76"/>
      <text:p text:style-name="P158">tar -xzvf archivo.tar.gz <text:span text:style-name="T23">para descomprimir</text:span></text:p>
      <text:p text:style-name="P76"/>
      <text:p text:style-name="P76"/>
      <text:p text:style-name="P49">como copiar un archivo</text:p>
      <text:p text:style-name="P44"/>
      <text:p text:style-name="P178"><text:span text:style-name="Source_20_Text">cp directorio/ ruta_de_destino/nombre_copia</text:span></text:p>
      <text:p text:style-name="P178"/>
      <text:p text:style-name="P178"><text:span text:style-name="Source_20_Text">cp -r directorio/ ruta_de_destino/nombre_copia (PARA COPIAR CARPETA)</text:span></text:p>
      <text:p text:style-name="P178"/>
      <text:p text:style-name="P178"/>
      <text:p text:style-name="P178"/>
      <text:p text:style-name="P179">para dar permiso <text:s/>a un archivo o carpeta</text:p>
      <text:p text:style-name="P180"/>
      <text:p text:style-name="P178"><text:span text:style-name="T13">chmod 777 nombre_de_carpeta</text:span> </text:p>
      <text:p text:style-name="P178"><text:soft-page-break/><text:span text:style-name="Source_20_Text"/></text:p>
      <text:p text:style-name="P44"/>
      <text:p text:style-name="P77"><text:span text:style-name="T16">C</text:span><text:span text:style-name="T14">omo mover una llamada </text:span><text:span text:style-name="T17">de producción a calidad</text:span></text:p>
      <text:p text:style-name="P77"/>
      <text:p text:style-name="P78">Entrar via ssh al 172.16.17.1</text:p>
      <text:p text:style-name="P78"/>
      <text:p text:style-name="P79">Ingresar en la carpeta donde se guardan las llamadas</text:p>
      <text:p text:style-name="P78"/>
      <text:p text:style-name="P79">cd /mnt/asterisk01/</text:p>
      <text:p text:style-name="P79"/>
      <text:p text:style-name="P79">buscar la campaña </text:p>
      <text:p text:style-name="P79"/>
      <text:p text:style-name="P79">cd banesco/</text:p>
      <text:p text:style-name="P79"/>
      <text:p text:style-name="P79">ingresar a telefonia</text:p>
      <text:p text:style-name="P79"/>
      <text:p text:style-name="P79">cd /telefonia/llamadas</text:p>
      <text:p text:style-name="P79"/>
      <text:p text:style-name="P79">buscar el año/mes/dia de la llamada que se desea copiar</text:p>
      <text:p text:style-name="P79"/>
      <text:p text:style-name="P79">cd 2017/08/10</text:p>
      <text:p text:style-name="P79"/>
      <text:p text:style-name="P80">hacer ls y desplegara todas las llamadas de la fecha. Para ubicar una llamada en especifico se debe ejecutar el siguiente comando </text:p>
      <text:p text:style-name="P80"/>
      <text:p text:style-name="P80">ls -l <text:span text:style-name="T10">2017-08-07_12-40-23_63103.gsm</text:span></text:p>
      <text:p text:style-name="P80"/>
      <text:p text:style-name="P80">si no se logra conseguir la llamada de esta manera ejecutarlo con *</text:p>
      <text:p text:style-name="P80"/>
      <text:p text:style-name="P80">ls -l <text:span text:style-name="T10">2017-08-07_12-40-23_63103.gsm</text:span> .*</text:p>
      <text:p text:style-name="P80"/>
      <text:p text:style-name="P80">luego utilizar el comando para copiar de un servidor a otro.: nombre de archivo/usuario/ip/ruta</text:p>
      <text:p text:style-name="P80"/>
      <text:p text:style-name="P80"/>
      <text:p text:style-name="P80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80"/>
      <text:p text:style-name="P80"/>
      <text:p text:style-name="P80"/>
      <text:p text:style-name="P50">Crear virtual host en <text:span text:style-name="T24">Debian</text:span></text:p>
      <text:p text:style-name="P50"/>
      <text:p text:style-name="P51"/>
      <text:p text:style-name="P81"><text:span text:style-name="T25">I</text:span>ngresar al srv via ssh (ejemplo 172.16.11.183: Servidor de mercadeo)</text:p>
      <text:p text:style-name="P81"/>
      <text:p text:style-name="P81">entrar en apache</text:p>
      <text:p text:style-name="P81"/>
      <text:p text:style-name="P81">cd /etc/apache2/sites-available/</text:p>
      <text:p text:style-name="P81"/>
      <text:p text:style-name="P82">estando en esta ruta se debe crear un archivo </text:p>
      <text:p text:style-name="P82"/>
      <text:p text:style-name="P81"><text:soft-page-break/>vi blogct</text:p>
      <text:p text:style-name="P81"/>
      <text:p text:style-name="P82">con los siguientes parámetros <text:span text:style-name="T12">(se debe modificar solo lo que esta en rojo)</text:span></text:p>
      <text:p text:style-name="P82"/>
      <text:p text:style-name="P81">&lt;VirtualHost *:80&gt;</text:p>
      <text:p text:style-name="P81"><text:s text:c="8"/>ServerAdmin webmaster@localhost</text:p>
      <text:p text:style-name="P81"/>
      <text:p text:style-name="P81"><text:s text:c="8"/>DocumentRoot /var/www/blogct</text:p>
      <text:p text:style-name="P81"><text:s text:c="8"/>ServerName <text:span text:style-name="T10">blogct.hc.p2p.dom</text:span></text:p>
      <text:p text:style-name="P81"/>
      <text:p text:style-name="P81"><text:s text:c="8"/>&lt;Directory /&gt;</text:p>
      <text:p text:style-name="P81"><text:s text:c="16"/>Options -Indexes FollowSymLinks</text:p>
      <text:p text:style-name="P81"><text:s text:c="16"/>AllowOverride None</text:p>
      <text:p text:style-name="P81"><text:s text:c="8"/>&lt;/Directory&gt;</text:p>
      <text:p text:style-name="P81"><text:s text:c="8"/>&lt;Directory /var/www/<text:span text:style-name="T10">blogct</text:span>/&gt;</text:p>
      <text:p text:style-name="P81"><text:s text:c="16"/>Options -Indexes FollowSymLinks MultiViews</text:p>
      <text:p text:style-name="P81"><text:s text:c="16"/>AllowOverride None</text:p>
      <text:p text:style-name="P81"><text:s text:c="16"/>Order allow,deny</text:p>
      <text:p text:style-name="P81"><text:s text:c="16"/>allow from all</text:p>
      <text:p text:style-name="P81"><text:s text:c="8"/>&lt;/Directory&gt;</text:p>
      <text:p text:style-name="P81"/>
      <text:p text:style-name="P81"><text:s text:c="8"/>ScriptAlias /cgi-bin/ /usr/lib/cgi-bin/</text:p>
      <text:p text:style-name="P81"><text:s text:c="8"/>&lt;Directory "/usr/lib/cgi-bin"&gt;</text:p>
      <text:p text:style-name="P81"><text:s text:c="16"/>AllowOverride None</text:p>
      <text:p text:style-name="P81"><text:s text:c="16"/>Options +ExecCGI -MultiViews +SymLinksIfOwnerMatch</text:p>
      <text:p text:style-name="P81"><text:s text:c="16"/>Order allow,deny</text:p>
      <text:p text:style-name="P81"><text:s text:c="16"/>Allow from all</text:p>
      <text:p text:style-name="P81"><text:s text:c="8"/>&lt;/Directory&gt;</text:p>
      <text:p text:style-name="P81"/>
      <text:p text:style-name="P81"><text:s text:c="8"/>ErrorLog ${APACHE_LOG_DIR}/<text:span text:style-name="T10">blogct</text:span>-error.log</text:p>
      <text:p text:style-name="P81"/>
      <text:p text:style-name="P81"><text:s text:c="8"/># Possible values include: debug, info, notice, warn, error, crit,</text:p>
      <text:p text:style-name="P81"><text:s text:c="8"/># alert, emerg.</text:p>
      <text:p text:style-name="P81"><text:s text:c="8"/>LogLevel warn</text:p>
      <text:p text:style-name="P81"/>
      <text:p text:style-name="P81"><text:s text:c="8"/>CustomLog ${APACHE_LOG_DIR}/<text:span text:style-name="T10">blogct</text:span>-access.log combined</text:p>
      <text:p text:style-name="P81">&lt;/VirtualHost&gt;</text:p>
      <text:p text:style-name="P81"/>
      <text:p text:style-name="P83">Guardar los cambios </text:p>
      <text:p text:style-name="P83"/>
      <text:p text:style-name="P83">a2ensite blogct (para habilitar el virtual host en apache)</text:p>
      <text:p text:style-name="P83"/>
      <text:p text:style-name="P83">luego reinciar el apache</text:p>
      <text:p text:style-name="P83"/>
      <text:p text:style-name="P83">/etc/init.d/apache2 reload</text:p>
      <text:p text:style-name="P83"/>
      <text:p text:style-name="P83">Realizar las pruebas en el navegador</text:p>
      <text:p text:style-name="P83"/>
      <text:p text:style-name="P83"/>
      <text:p text:style-name="P63"><text:soft-page-break/>COMO HACER LINK SIMBOLICOS</text:p>
      <text:p text:style-name="P63"/>
      <text:p text:style-name="P162">Sintaxis (ejemplo con el servidor de mercadeo)</text:p>
      <text:p text:style-name="P63"/>
      <text:p text:style-name="P70">ln -s /home/mercadeo/cantv-mio /var/www/cantvmio</text:p>
      <text:p text:style-name="P70"/>
      <text:p text:style-name="P70">ln -s (ruta real) (ruta destino del link)</text:p>
      <text:p text:style-name="P96"/>
      <text:p text:style-name="P83"/>
      <text:p text:style-name="P83"/>
      <text:p text:style-name="P52">crea index en servidores</text:p>
      <text:p text:style-name="P84"/>
      <text:p text:style-name="P84">Ingresar en cd /var/www/html</text:p>
      <text:p text:style-name="P84"/>
      <text:p text:style-name="P85">vi index.html</text:p>
      <text:p text:style-name="P84"/>
      <text:p text:style-name="P80"/>
      <text:p text:style-name="P60">Para contar la cantidad de archivos en una carpeta</text:p>
      <text:p text:style-name="P86"/>
      <text:p text:style-name="P86">ls | wc -l</text:p>
      <text:p text:style-name="P86"/>
      <text:p text:style-name="P86"/>
      <text:p text:style-name="P60"><text:span text:style-name="T26">P</text:span>ara ver los filesystem</text:p>
      <text:p text:style-name="P86"/>
      <text:p text:style-name="P86">df -h</text:p>
      <text:p text:style-name="P86"/>
      <text:p text:style-name="P80"/>
      <text:p text:style-name="P61">Realizar cambio de contraseña en Postgres</text:p>
      <text:p text:style-name="P87"/>
      <text:p text:style-name="P87">passwd postgres</text:p>
      <text:p text:style-name="P80"/>
      <text:p text:style-name="P80"/>
      <text:p text:style-name="P62">Como hacer Crontab</text:p>
      <text:p text:style-name="P88"/>
      <text:p text:style-name="P88">https://blog.desdelinux.net/cron-crontab-explicados/</text:p>
      <text:p text:style-name="P79"/>
      <text:p text:style-name="P89">para realizar crontab <text:span text:style-name="T27">se debe ingresar </text:span></text:p>
      <text:p text:style-name="P89"/>
      <text:p text:style-name="P90">cd /etc/cron.d</text:p>
      <text:p text:style-name="P90"/>
      <text:p text:style-name="P90">alli utilizando vi se debe colocar el crontab</text:p>
      <text:p text:style-name="P90"/>
      <text:p text:style-name="P90">vi conprueba</text:p>
      <text:p text:style-name="P90"/>
      <text:p text:style-name="P90">*/1 * * * * root /usr/local/bin/prueba.sh</text:p>
      <text:p text:style-name="P90"/>
      <text:p text:style-name="P90">m h m d usuario ruta donde esta el script</text:p>
      <text:p text:style-name="P78"/>
      <text:p text:style-name="P90">minutos horas mes <text:span text:style-name="T30">día</text:span> </text:p>
      <text:p text:style-name="P90"><text:soft-page-break/></text:p>
      <text:p text:style-name="P90">guardar y <text:span text:style-name="T30">automáticamente</text:span> comenzara a ejecutarse</text:p>
      <text:p text:style-name="P90"/>
      <text:p text:style-name="P90"/>
      <text:p text:style-name="P90"/>
      <text:p text:style-name="P91">proyectos-infra</text:p>
      <text:p text:style-name="P91"/>
      <text:p text:style-name="P91">Caracas2525++</text:p>
      <text:p text:style-name="P90"/>
      <text:p text:style-name="P64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6"/>
          </table:table-cell>
          <table:table-cell table:style-name="Tabla1.B1" office:value-type="string">
            <text:p text:style-name="P186">WARNING - Unix Load at HIGH Levels</text:p>
          </table:table-cell>
        </table:table-row>
      </table:table>
      <text:p text:style-name="P64"/>
      <text:p text:style-name="P92">Ingresar en el compute alarmado (ingresar a la ip de openstack según la versión JUNO-KILO-OCATA, de alli ingresar por ssh al compute)</text:p>
      <text:p text:style-name="P92"/>
      <text:p text:style-name="P92">hacer top en el compute, validar el load average e ingresar en el proceso que posee mayor peso</text:p>
      <text:p text:style-name="P92"/>
      <text:p text:style-name="P92">ps -ef |grep <text:span text:style-name="T10">23455 (numero del proceso)</text:span></text:p>
      <text:p text:style-name="P152"/>
      <text:p text:style-name="P92">mostrara la ruta donde esta la metada del proceso, por lo general es muy parecida a esta</text:p>
      <text:p text:style-name="P92"/>
      <text:p text:style-name="P92">cd /var/lib/nova/instances/<text:span text:style-name="T10">1c65cfc9-c8f9-44ee-a106-1009ba0288b9 (numero de la metadata)</text:span></text:p>
      <text:p text:style-name="P92"/>
      <text:p text:style-name="P92"/>
      <text:p text:style-name="P92">Hacer ls e ingresar al archivo libvirt.xml (con less o vi)</text:p>
      <text:p text:style-name="P92"/>
      <text:p text:style-name="P92">alli aparecerá el nombre de la instancia. </text:p>
      <text:p text:style-name="P92"/>
      <text:p text:style-name="P92"/>
      <text:p text:style-name="P92"/>
      <text:p text:style-name="P93"><text:a xlink:type="simple" xlink:href="http://virtualbox.at.p2p.dom/" text:style-name="Internet_20_link" text:visited-style-name="Visited_20_Internet_20_Link">http://virtualbox.at.p2p.dom/</text:a></text:p>
      <text:p text:style-name="P93"/>
      <text:p text:style-name="P93"/>
      <text:p text:style-name="P68">mover archivos de una carpeta a otra</text:p>
      <text:p text:style-name="P68"/>
      <text:p text:style-name="P94">si estas en la carpeta con los archivos que deseas copiar, solo debes colocar lo siguientes </text:p>
      <text:p text:style-name="P94"/>
      <text:p text:style-name="P94"/>
      <text:p text:style-name="P94">mv * /mnt/asterisk01/cantv/telefonia/upload_files/</text:p>
      <text:p text:style-name="P94"/>
      <text:p text:style-name="P94">mv *(todo lo q esta en la carrpeta) ruta destino</text:p>
      <text:p text:style-name="P94"/>
      <text:p text:style-name="P94">si no debes colocar</text:p>
      <text:p text:style-name="P94"/>
      <text:p text:style-name="P94">mv rutaorigen/ archivo/ ruta destino</text:p>
      <text:p text:style-name="P94"/>
      <text:p text:style-name="P69">Configuracion adicional <text:s/>de Zabbix para los srv ACD</text:p>
      <text:p text:style-name="P69"/>
      <text:p text:style-name="P97"><text:soft-page-break/></text:p>
      <text:p text:style-name="P97">Tomar un srv ACD de referencia como el 172.16.31.70 e ingresar en la siguiente ruta</text:p>
      <text:p text:style-name="P97"/>
      <text:p text:style-name="P97">cd /etc/zabbix/zabbix-agent.d</text:p>
      <text:p text:style-name="P97"/>
      <text:p text:style-name="P97">hacer ls</text:p>
      <text:p text:style-name="P97"/>
      <text:p text:style-name="P97">copiar el archivo gysmo_queue.conf en el otro servidor en la misma ruta ( /etc/zabbix/zabbix-agent.d</text:p>
      <text:p text:style-name="P97"/>
      <text:p text:style-name="P98">entrar en el servidor donde se copio el archivo, validar que fue efectiva la copia e reiniciar el agente zabbix</text:p>
      <text:p text:style-name="P98"/>
      <text:p text:style-name="P98"/>
      <text:p text:style-name="P67">Instalar monit</text:p>
      <text:p text:style-name="P98"/>
      <text:p text:style-name="P98">apt-get install monit</text:p>
      <text:p text:style-name="P98"/>
      <text:p text:style-name="P98">Luego ingresar en un srv de referencia <text:s/><text:span text:style-name="T28">como el 172.16.31.70 e ingresar en la siguiente ruta</text:span></text:p>
      <text:p text:style-name="P98"/>
      <text:p text:style-name="P98">cd /etc/monit.d</text:p>
      <text:p text:style-name="P98"/>
      <text:p text:style-name="P98">hacer copia de los archivos que están en esa carpeta para el srv de la siguiente manera</text:p>
      <text:p text:style-name="P98"/>
      <text:p text:style-name="P98">scp * <text:s/><text:a xlink:type="simple" xlink:href="mailto:root@172.16.34.18" text:style-name="Internet_20_link" text:visited-style-name="Visited_20_Internet_20_Link">root@172.16.34.18</text:a>:/etc/monit/monitrc.d</text:p>
      <text:p text:style-name="P98"/>
      <text:p text:style-name="P98">luego ingresar al srv en la ruta cd etc/monit/monitrc.d para verificar que la copia fue efectiva</text:p>
      <text:p text:style-name="P98"/>
      <text:p text:style-name="P98">reiniciar monit</text:p>
      <text:p text:style-name="P97"/>
      <text:p text:style-name="P101"/>
      <text:p text:style-name="P65">Modificaciones en el 172.16.15.25 DNS</text:p>
      <text:p text:style-name="P99"/>
      <text:p text:style-name="P100">ingresar a </text:p>
      <text:p text:style-name="P100"/>
      <text:p text:style-name="P100">cd /etc/bind</text:p>
      <text:p text:style-name="P100"/>
      <text:p text:style-name="P100">modificar la zona en donde se va a colocar el fqdn</text:p>
      <text:p text:style-name="P100"/>
      <text:p text:style-name="P100">vi hc.gysmo.dom</text:p>
      <text:p text:style-name="P100"/>
      <text:p text:style-name="P100">yy para copiar</text:p>
      <text:p text:style-name="P100">p para pegar</text:p>
      <text:p text:style-name="P100"/>
      <text:p text:style-name="P100">cambiar la ip, y guardar los cambios</text:p>
      <text:p text:style-name="P100"/>
      <text:p text:style-name="P102">rndc reload hc.gysmo.dom</text:p>
      <text:p text:style-name="P99"/>
      <text:p text:style-name="P99"/>
      <text:p text:style-name="P66">crear puntos de monturas para ACD</text:p>
      <text:p text:style-name="P103"><text:soft-page-break/></text:p>
      <text:p text:style-name="P103">Tomar como referencia otro ACD Ejemplo el 172.16.31.171, en ese servidor hacer df -h.. y alli se observa el punto de montura</text:p>
      <text:p text:style-name="P103"/>
      <text:p text:style-name="P103">luego ingresar el el servidor donde se anexara el punto de montura. En este caso es el 172.16.34.25</text:p>
      <text:p text:style-name="P103"/>
      <text:p text:style-name="P103">ingresar en mnt</text:p>
      <text:p text:style-name="P103"/>
      <text:p text:style-name="P103">cd /mnt</text:p>
      <text:p text:style-name="P103"/>
      <text:p text:style-name="P103">crear la carpeta asterisk01</text:p>
      <text:p text:style-name="P103"/>
      <text:p text:style-name="P103">mkdir asterisk01</text:p>
      <text:p text:style-name="P103"/>
      <text:p text:style-name="P103">luego modificar</text:p>
      <text:p text:style-name="P103"/>
      <text:p text:style-name="P103">vi /etc/fstab</text:p>
      <text:p text:style-name="P103"/>
      <text:p text:style-name="P103">copiar la ruta que se desea montar</text:p>
      <text:p text:style-name="P103"/>
      <text:p text:style-name="P103">172.16.17.2:/mnt/asterisk01/banesco/telefonia <text:s text:c="5"/>/mnt/asterisk01 <text:s text:c="3"/>nfs <text:s text:c="4"/>rw,hard,intr,timeo=90,bg,vers=3,proto=tcp,rsize=32768,wsize=32768 <text:s text:c="6"/>0 0</text:p>
      <text:p text:style-name="P103"/>
      <text:p text:style-name="P103">guardar los cambios</text:p>
      <text:p text:style-name="P103"/>
      <text:p text:style-name="P103">y ejecutar el siguiente comando</text:p>
      <text:p text:style-name="P103"/>
      <text:p text:style-name="P103">mount /mnt/asterisk01</text:p>
      <text:p text:style-name="P103"/>
      <text:p text:style-name="P103"/>
      <text:p text:style-name="P97"/>
      <text:p text:style-name="P104">Puntos de monturas en debian 7</text:p>
      <text:p text:style-name="P104"/>
      <text:p text:style-name="P104">https://www.howtoforge.com/install_nfs_server_and_client_on_debian_wheezy</text:p>
      <text:p text:style-name="P95"/>
      <text:p text:style-name="P104"/>
      <text:p text:style-name="P53">Configuración archivo de pg_hba</text:p>
      <text:p text:style-name="P53"/>
      <text:p text:style-name="P105">Se debe ingresar por la VIP de servicio del srv de Base de datos</text:p>
      <text:p text:style-name="P45"/>
      <text:p text:style-name="P105">Banesco y gysmocc: 172.16.0.<text:span text:style-name="T33">248</text:span></text:p>
      <text:p text:style-name="P105"/>
      <text:p text:style-name="P106">hc 172.29.0.200</text:p>
      <text:p text:style-name="P105"/>
      <text:p text:style-name="P105">Ingresamos a la carpeta postgres</text:p>
      <text:p text:style-name="P105"/>
      <text:p text:style-name="P105">cd /postgres/data</text:p>
      <text:p text:style-name="P105"/>
      <text:p text:style-name="P105">hacemos ls e ingresamos en la campaña correspondiente, en este caso en la carpeta gysmo-u.p2p.dom</text:p>
      <text:p text:style-name="P105"><text:soft-page-break/></text:p>
      <text:p text:style-name="P105">cd gysmo</text:p>
      <text:p text:style-name="P105"/>
      <text:p text:style-name="P105">luego hacemos ls y vamos a editar el archivo pg_hba.conf</text:p>
      <text:p text:style-name="P105">vi pg_hba.conf</text:p>
      <text:p text:style-name="P105"/>
      <text:p text:style-name="P105">En este archivo se <text:span text:style-name="T29">anexa las ip de los servidores (ejemplo ACD, IVR y el media server se ingresa como ASR)</text:span></text:p>
      <text:p text:style-name="P105"/>
      <text:p text:style-name="P107">###### <text:s/>ACD</text:p>
      <text:p text:style-name="P107"># BANESCO</text:p>
      <text:p text:style-name="P107">host <text:s text:c="3"/>gysmo_cc <text:s text:c="3"/>gysmo_cc <text:s text:c="7"/>172.16.12.17/32 <text:s text:c="5"/>md5</text:p>
      <text:p text:style-name="P107">host <text:s text:c="3"/>gysmo_cc <text:s text:c="3"/>gysmo_cc <text:s text:c="7"/>172.16.12.18/32 <text:s text:c="5"/>md5</text:p>
      <text:p text:style-name="P107">host <text:s text:c="3"/>gysmo_cc <text:s text:c="3"/>gysmo_cc <text:s text:c="7"/>172.16.12.41/32 <text:s text:c="5"/>md5</text:p>
      <text:p text:style-name="P107">host <text:s text:c="3"/>gysmo_cc <text:s text:c="3"/>gysmo_cc <text:s text:c="7"/>172.16.12.42/32 <text:s text:c="5"/>md5</text:p>
      <text:p text:style-name="P153">host <text:s text:c="3"/>gysmo_cc <text:s text:c="3"/>gysmo_cc <text:s text:c="7"/>172.16.34.18/32 <text:s text:c="5"/>md5</text:p>
      <text:p text:style-name="P153">host <text:s text:c="3"/>gysmo_cc <text:s text:c="3"/>gysmo_cc <text:s text:c="7"/>172.16.34.20/32 <text:s text:c="5"/>md5</text:p>
      <text:p text:style-name="P153">host <text:s text:c="3"/>gysmo_cc <text:s text:c="3"/>gysmo_cc <text:s text:c="7"/>172.16.34.25/32 <text:s text:c="5"/>md5</text:p>
      <text:p text:style-name="P107"/>
      <text:p text:style-name="P107">###### ASR </text:p>
      <text:p text:style-name="P107"># BANESCO</text:p>
      <text:p text:style-name="P107">host <text:s text:c="3"/>gysmo_cc <text:s text:c="3"/>gysmo_cc <text:s text:c="7"/>172.16.12.19/32 <text:s text:c="5"/>md5</text:p>
      <text:p text:style-name="P153">host <text:s text:c="3"/>gysmo_cc <text:s text:c="3"/>gysmo_cc <text:s text:c="7"/>172.16.34.29/32 <text:s text:c="5"/>md5</text:p>
      <text:p text:style-name="P153">host <text:s text:c="3"/>gysmo_cc <text:s text:c="3"/>gysmo_cc <text:s text:c="7"/>172.16.34.17/32 <text:s text:c="5"/>md5</text:p>
      <text:p text:style-name="P153"/>
      <text:p text:style-name="P107"/>
      <text:p text:style-name="P107">###### IVR</text:p>
      <text:p text:style-name="P107"># BANESCO</text:p>
      <text:p text:style-name="P107">host <text:s text:c="3"/>gysmo_cc <text:s text:c="3"/>gysmo_cc <text:s text:c="7"/>172.16.12.22/32 <text:s text:c="5"/>md5</text:p>
      <text:p text:style-name="P153">host <text:s text:c="3"/>gysmo_cc <text:s text:c="3"/>gysmo_cc <text:s text:c="7"/>172.16.34.11/32 <text:s text:c="5"/>md5</text:p>
      <text:p text:style-name="P153">host <text:s text:c="3"/>gysmo_cc <text:s text:c="3"/>gysmo_cc <text:s text:c="7"/>172.16.34.16/32 <text:s text:c="5"/>md5</text:p>
      <text:p text:style-name="P154"/>
      <text:p text:style-name="P105"/>
      <text:p text:style-name="P107">(Tips: para copiar y no perder el formato situar el curso en una de las lineas presionar yy para copiar y p para pegar)</text:p>
      <text:p text:style-name="P107"/>
      <text:p text:style-name="P107">Guardar los cambios en el archivos</text:p>
      <text:p text:style-name="P107"/>
      <text:p text:style-name="P107">luego entrar en la carpeta de gysmo_cc (retrocede e ingresas)</text:p>
      <text:p text:style-name="P107"/>
      <text:p text:style-name="P107">editar el archivo pg_hba.conf</text:p>
      <text:p text:style-name="P107"/>
      <text:p text:style-name="P107">(hacer los mismo que se realizo anteriormente de anexar las IPs de los servidores) </text:p>
      <text:p text:style-name="P107"/>
      <text:p text:style-name="P108">guardar los cambios</text:p>
      <text:p text:style-name="P108"/>
      <text:p text:style-name="P108">Luego se debe ingresar con el usuario postgres-p2p-control.sh</text:p>
      <text:p text:style-name="P108"/>
      <text:p text:style-name="P108">su – <text:s/>postgres</text:p>
      <text:p text:style-name="P108"><text:soft-page-break/></text:p>
      <text:p text:style-name="P108">y ejecutar el siguiente comandos</text:p>
      <text:p text:style-name="P108"/>
      <text:p text:style-name="P109">(para saber a que puertos corresponde ingresar en la carpeta por ejemplo gysmo y se le hace less postgresql.conf y alli aparece)</text:p>
      <text:p text:style-name="P109"/>
      <text:p text:style-name="P108">psql -p <text:span text:style-name="T10">9911 (se debe cambiar el puerto)</text:span></text:p>
      <text:p text:style-name="P108">al entrar luego se debe ejecutar el siguiente comandos</text:p>
      <text:p text:style-name="P108"/>
      <text:p text:style-name="P108">select pg_reload_conf(); (para cargar los cambios que realizamos en el archivo)</text:p>
      <text:p text:style-name="P108"/>
      <text:p text:style-name="P108">observaremos lo siguiente</text:p>
      <text:p text:style-name="P108"/>
      <text:p text:style-name="P108">psql (9.4.4)</text:p>
      <text:p text:style-name="P108">Type "help" for help.</text:p>
      <text:p text:style-name="P108"/>
      <text:p text:style-name="P108">postgres=# select pg_reload_conf();</text:p>
      <text:p text:style-name="P108"><text:s/>pg_reload_conf </text:p>
      <text:p text:style-name="P108">----------------</text:p>
      <text:p text:style-name="P108"><text:s/>t</text:p>
      <text:p text:style-name="P108">(1 row)</text:p>
      <text:p text:style-name="P108"/>
      <text:p text:style-name="P108">salimos del puerto </text:p>
      <text:p text:style-name="P108"/>
      <text:p text:style-name="P108">\q</text:p>
      <text:p text:style-name="P108"/>
      <text:p text:style-name="P108">ingresar al otro puerto</text:p>
      <text:p text:style-name="P108"/>
      <text:p text:style-name="P108">psql -p <text:span text:style-name="T10">9912</text:span></text:p>
      <text:p text:style-name="P108"/>
      <text:p text:style-name="P108">Ejecutar el comando que realizamos anteriormente</text:p>
      <text:p text:style-name="P108"/>
      <text:p text:style-name="P108">select pg_reload_conf();</text:p>
      <text:p text:style-name="P108"/>
      <text:p text:style-name="P108"/>
      <text:p text:style-name="P108">salimos del puerto </text:p>
      <text:p text:style-name="P108"/>
      <text:p text:style-name="P108">\q</text:p>
      <text:p text:style-name="P108"/>
      <text:p text:style-name="P108">y culmina el proceso</text:p>
      <text:p text:style-name="P155"/>
      <text:p text:style-name="P109"/>
      <text:p text:style-name="P108"/>
      <text:p text:style-name="P142">Crea NFS en en Debian 7</text:p>
      <text:p text:style-name="P163"/>
      <text:p text:style-name="P163">Para este laboratorio utilizamos dos Servidores. </text:p>
      <text:p text:style-name="P163"/>
      <text:p text:style-name="P163">172.16.14.30 (Server)</text:p>
      <text:p text:style-name="P163">172.16.14.32 (Cliente)</text:p>
      <text:p text:style-name="P163"><text:soft-page-break/></text:p>
      <text:p text:style-name="P142">Servidor Server</text:p>
      <text:p text:style-name="P163"/>
      <text:p text:style-name="P163">Lo primero que realizaremos en instalar el NFS Server y NFS common</text:p>
      <text:p text:style-name="P163"/>
      <text:p text:style-name="P163">apt-get install nfs-kernel-server nfs-common</text:p>
      <text:p text:style-name="P163"/>
      <text:p text:style-name="P163">Luego crearemos el directorio </text:p>
      <text:p text:style-name="P163"/>
      <text:p text:style-name="P163">mkdir /home/cliente</text:p>
      <text:p text:style-name="P163"/>
      <text:p text:style-name="P163">Luego debemos cambiarlo de usuarioy grupo para otorgarles los permisos al directorio</text:p>
      <text:p text:style-name="P163"/>
      <text:p text:style-name="P163">chown nobody.nogroup /home/cliente</text:p>
      <text:p text:style-name="P163">chmod 755 /home/cliente</text:p>
      <text:p text:style-name="P163"/>
      <text:p text:style-name="P163">Se debe modificar el archivo exports, donde se exportaran las acciones NFS. Donde especificamos las rutas de los recursos compartidos</text:p>
      <text:p text:style-name="P163"/>
      <text:p text:style-name="P164">vi /etc/exports</text:p>
      <text:p text:style-name="P164"/>
      <text:p text:style-name="P164">En la ultima linea anexaremos lo siguientes</text:p>
      <text:p text:style-name="P164"/>
      <text:p text:style-name="P164"/>
      <text:p text:style-name="P164">/ruta/ip_srv_cliente(permisos) ejemplo</text:p>
      <text:p text:style-name="P164"/>
      <text:p text:style-name="P164">/home/cliente 172.16.14.32(rw,sync,no_subtree_check)</text:p>
      <text:p text:style-name="P164"/>
      <text:p text:style-name="P164">Guardamos los cambios</text:p>
      <text:p text:style-name="P164"/>
      <text:p text:style-name="P164">Luego reiniciciamos el servicio NFS-Server</text:p>
      <text:p text:style-name="P164"/>
      <text:p text:style-name="P164">/etc/init.d/nfs-kernel-server restart</text:p>
      <text:p text:style-name="P164"/>
      <text:p text:style-name="P164">si todo esta bien configurado en el archivo exports, se observara lo siguientes</text:p>
      <text:p text:style-name="P164"/>
      <text:p text:style-name="P164">[ ok ] Stopping NFS kernel daemon: mountd nfsd.</text:p>
      <text:p text:style-name="P164">[ ok ] Unexporting directories for NFS kernel daemon....</text:p>
      <text:p text:style-name="P164">[ ok ] Exporting directories for NFS kernel daemon....</text:p>
      <text:p text:style-name="P164">[ ok ] Starting NFS kernel daemon: nfsd mountd.</text:p>
      <text:p text:style-name="P164"/>
      <text:p text:style-name="P142"/>
      <text:p text:style-name="P142"/>
      <text:p text:style-name="P142">Servidor Cliente </text:p>
      <text:p text:style-name="P163"/>
      <text:p text:style-name="P163">En el cliente solo instalaremos </text:p>
      <text:p text:style-name="P163"/>
      <text:p text:style-name="P163">apt-get install nfs-common</text:p>
      <text:p text:style-name="P163"/>
      <text:p text:style-name="P163"><text:soft-page-break/></text:p>
      <text:p text:style-name="P164">Creamos los directorio donde se montaran las acciones NFS</text:p>
      <text:p text:style-name="P164"/>
      <text:p text:style-name="P164">mkdir -p /mnt/nfs/home/cliente</text:p>
      <text:p text:style-name="P164"/>
      <text:p text:style-name="P164">Modificamos el archivo fstab</text:p>
      <text:p text:style-name="P164"/>
      <text:p text:style-name="P164">vi /etc/fstab</text:p>
      <text:p text:style-name="P164"/>
      <text:p text:style-name="P164">y anexamos lo siguientes</text:p>
      <text:p text:style-name="P164"/>
      <text:p text:style-name="P164">/home/cliente <text:s text:c="2"/>/mnt/nfs/home/cliente <text:s/>nfs defaults 0 0</text:p>
      <text:p text:style-name="P164"><text:s/></text:p>
      <text:p text:style-name="P164">Guardamos los cambios</text:p>
      <text:p text:style-name="P164"/>
      <text:p text:style-name="P164">Procedemos a realizar la montura</text:p>
      <text:p text:style-name="P164"/>
      <text:p text:style-name="P164">mount 172.16.14.30:/home/cliente /mnt/nfs/home/cliente</text:p>
      <text:p text:style-name="P164"/>
      <text:p text:style-name="P164">para comprobar realizamos df -h </text:p>
      <text:p text:style-name="P164"/>
      <text:p text:style-name="P164">Filesystem <text:s text:c="45"/>Size <text:s/>Used Avail Use% Mounted on</text:p>
      <text:p text:style-name="P164">rootfs <text:s text:c="50"/>30G <text:s/>1.2G <text:s text:c="2"/>27G <text:s text:c="2"/>5% /</text:p>
      <text:p text:style-name="P164">udev <text:s text:c="52"/>10M <text:s text:c="4"/>0 <text:s text:c="2"/>10M <text:s text:c="2"/>0% /dev</text:p>
      <text:p text:style-name="P164">tmpfs <text:s text:c="50"/>202M <text:s/>212K <text:s/>202M <text:s text:c="2"/>1% /run</text:p>
      <text:p text:style-name="P164">/dev/disk/by-uuid/3c74bc0e-b558-4984-8fe9-03b4b8ad0f16 <text:s text:c="2"/>30G <text:s/>1.2G <text:s text:c="2"/>27G <text:s text:c="2"/>5% /</text:p>
      <text:p text:style-name="P164">tmpfs <text:s text:c="50"/>5.0M <text:s text:c="4"/>0 <text:s/>5.0M <text:s text:c="2"/>0% /run/lock</text:p>
      <text:p text:style-name="P164">tmpfs <text:s text:c="50"/>403M <text:s text:c="4"/>0 <text:s/>403M <text:s text:c="2"/>0% /run/shm</text:p>
      <text:p text:style-name="P164">/dev/vda1 <text:s text:c="46"/>461M <text:s text:c="2"/>28M <text:s/>410M <text:s text:c="2"/>7% /boot</text:p>
      <text:p text:style-name="P164">172.16.14.30:/home/cliente <text:s text:c="30"/>30G <text:s/>1.2G <text:s text:c="2"/>27G <text:s text:c="2"/>5% /mnt/nfs/home/cliente</text:p>
      <text:p text:style-name="P164"/>
      <text:p text:style-name="P164"/>
      <text:p text:style-name="P164"/>
      <text:p text:style-name="P166">EN CASO DE QUE SE PRESENTE ESTA ALERTA <text:span text:style-name="T31">20% DE DISCO</text:span></text:p>
      <text:p text:style-name="P166"/>
      <text:p text:style-name="P166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7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66"/>
      <text:p text:style-name="P167">Se ingresa en /produccion</text:p>
      <text:p text:style-name="P167"/>
      <text:p text:style-name="P167">cd /produccion </text:p>
      <text:p text:style-name="P167"/>
      <text:p text:style-name="P167">en la carpeta de telefonia y luego ejecutar </text:p>
      <text:p text:style-name="P167"/>
      <text:p text:style-name="P167">du -csh *</text:p>
      <text:p text:style-name="P167"/>
      <text:p text:style-name="P167">y alli sucesivamente hasta dar con la carpeta que posee mayor peso</text:p>
      <text:p text:style-name="P167"/>
      <text:p text:style-name="P167"><text:soft-page-break/></text:p>
      <text:p text:style-name="P167"/>
      <text:p text:style-name="P167"/>
      <text:p text:style-name="P167"/>
      <text:p text:style-name="P56">Cuando aparece la siguiente alerta en Zabbix</text:p>
      <text:p text:style-name="P56"><text:s/></text:p>
      <text:p text:style-name="P56">Processor load is too high on APL Produccion BANESCO-GYSMOAT Nodo 2</text:p>
      <text:p text:style-name="P56"/>
      <text:p text:style-name="P168">Se realiza top al servidor si aparece repetido los procesos php, se ejecuta el siguiente comando </text:p>
      <text:p text:style-name="P168"/>
      <text:p text:style-name="P168">killall php </text:p>
      <text:p text:style-name="P168"/>
      <text:p text:style-name="P168">para matar los procesos php, luego validar haciendo nuevamente top</text:p>
      <text:p text:style-name="P167"/>
      <text:p text:style-name="P167"/>
      <text:p text:style-name="P167"/>
      <text:p text:style-name="P57">COMANDOS ASTERISK</text:p>
      <text:p text:style-name="P57"/>
      <text:p text:style-name="P169">asterisk -rx "sip show peers" | grep 18329806 (numero de Cedula) </text:p>
      <text:p text:style-name="P169"/>
      <text:p text:style-name="P169">hacerlo en todos los ACD hasta encontrar en donde se conecto, luego que se encuentre ejecutar el siguiente comando</text:p>
      <text:p text:style-name="P169"/>
      <text:p text:style-name="P169"/>
      <text:p text:style-name="P169">asterisk -rvvvvvv | grep 18329806 (numero de Cedula) </text:p>
      <text:p text:style-name="P142"/>
      <text:p text:style-name="P142"/>
      <text:p text:style-name="P142"/>
      <text:p text:style-name="P59">COMO ENCEDER LAS INSTANCIAS POR CONSOLA</text:p>
      <text:p text:style-name="P143"/>
      <text:p text:style-name="P143"/>
      <text:p text:style-name="P143">nova list | grep 172.16.31.169 (ip del servidor)</text:p>
      <text:p text:style-name="P143"/>
      <text:p text:style-name="P143"/>
      <text:p text:style-name="P170"><text:s/>1972 <text:s/>ssh compute01 "openstack-control.sh restart"</text:p>
      <text:p text:style-name="P170"><text:s/>1973 <text:s/>ssh compute02 "openstack-control.sh restart"</text:p>
      <text:p text:style-name="P170"><text:s/>1974 <text:s/>ssh compute03 "openstack-control.sh restart"</text:p>
      <text:p text:style-name="P170"><text:s/>1975 <text:s/>ssh compute04 "openstack-control.sh restart"</text:p>
      <text:p text:style-name="P170"><text:s/>1976 <text:s/>ssh compute05 "openstack-control.sh restart"</text:p>
      <text:p text:style-name="P170"><text:s/>1977 <text:s/>cd /var/log/nova/</text:p>
      <text:p text:style-name="P170"><text:s/>1978 <text:s/>ls</text:p>
      <text:p text:style-name="P170"><text:s/>1979 <text:s/>tail -f nova-api.log</text:p>
      <text:p text:style-name="P170"/>
      <text:p text:style-name="P175">source /home/jmelendez/keystonerc_admin_jmelendez (aplica para 1.189)</text:p>
      <text:p text:style-name="P170"><text:s/>1980 <text:s/>nova list | grep 31.78</text:p>
      <text:p text:style-name="P170"><text:s/>1981 <text:s/>nova list | grep 31.73</text:p>
      <text:p text:style-name="P170"><text:s/>1982 <text:s/>nova reset-state ef0d7bce-b529-45a8-86be-edac1db24884</text:p>
      <text:p text:style-name="P170"><text:s/>1983 <text:s/>nova list | grep 31.73</text:p>
      <text:p text:style-name="P170"><text:s/>1984 <text:s/>nova rescue ef0d7bce-b529-45a8-86be-edac1db24884</text:p>
      <text:p text:style-name="P170"><text:soft-page-break/><text:s/>1985 <text:s/>nova list | grep 31.73</text:p>
      <text:p text:style-name="P170"><text:s/>1986 <text:s/>nova unrescue ef0d7bce-b529-45a8-86be-edac1db24884</text:p>
      <text:p text:style-name="P170"><text:s/>1987 <text:s/>nova list | grep 31.73</text:p>
      <text:p text:style-name="P170"><text:s/>1988 <text:s/>nova list | grep 172.16.31.169</text:p>
      <text:p text:style-name="P170"><text:s/>1989 <text:s/>nova rescue a3636c7b-c0a4-4980-8b7f-418e1df2d5f5</text:p>
      <text:p text:style-name="P170"><text:s/>1990 <text:s/>nova list | grep 172.16.31.69</text:p>
      <text:p text:style-name="P170"><text:s/>1991 <text:s/>nova start 9b40c6e3-e354-4597-9829-f15b14e0f7ec</text:p>
      <text:p text:style-name="P170"><text:s/>1992 <text:s/>nova list | grep 172.16.31.169</text:p>
      <text:p text:style-name="P170"><text:s/>1993 <text:s/>nova reset-state a3636c7b-c0a4-4980-8b7f-418e1df2d5f5</text:p>
      <text:p text:style-name="P170"><text:s/>1994 <text:s/>nova list | grep 172.16.31.169</text:p>
      <text:p text:style-name="P170"><text:s/>1995 <text:s/>nova rescue a3636c7b-c0a4-4980-8b7f-418e1df2d5f5</text:p>
      <text:p text:style-name="P170"><text:s/>1996 <text:s/>nova unrescue a3636c7b-c0a4-4980-8b7f-418e1df2d5f5</text:p>
      <text:p text:style-name="P170"><text:s/>1997 <text:s/>nova list | grep 172.16.31.169</text:p>
      <text:p text:style-name="P170"><text:s/>1998 <text:s/>nova list | grep 172.16.31.194</text:p>
      <text:p text:style-name="P170"><text:s/>1999 <text:s/>nova list | grep 172.16.31.195</text:p>
      <text:p text:style-name="P170"><text:s/>2000 <text:s/>nova list | grep 172.16.31.68</text:p>
      <text:p text:style-name="P170"/>
      <text:p text:style-name="P171"/>
      <text:p text:style-name="P58">BUSCAR LLAMADAS </text:p>
      <text:p text:style-name="P144"/>
      <text:p text:style-name="P172">Se debe solicitar a BD envien los datos del nombre de la llamada</text:p>
      <text:p text:style-name="P173"/>
      <text:p text:style-name="P173">ingresar al 172.16.17.2 en la siguiente ruta </text:p>
      <text:p text:style-name="P173"/>
      <text:p text:style-name="P173">cd /mnt/asterisk01/banesco/telefonia/llamadas</text:p>
      <text:p text:style-name="P173"/>
      <text:p text:style-name="P173">(en este caso la campaña es banesco)</text:p>
      <text:p text:style-name="P173"/>
      <text:p text:style-name="P172">ubicar año/mm/dd ejempl<text:span text:style-name="T32">o</text:span></text:p>
      <text:p text:style-name="P172"/>
      <text:p text:style-name="P172">cd 2017/04/11</text:p>
      <text:p text:style-name="P172"/>
      <text:p text:style-name="P172">hacemos ls y nos arrojara las llamadas de ese <text:span text:style-name="T32">día</text:span></text:p>
      <text:p text:style-name="P172"/>
      <text:p text:style-name="P172">para buscar una llamada especifica </text:p>
      <text:p text:style-name="P172"/>
      <text:p text:style-name="P172">ls | grep (nombre del audio de la llamada)</text:p>
      <text:p text:style-name="P172"/>
      <text:p text:style-name="P172">luego de ubicar la llamada hacer un scp y copiar en el equipo</text:p>
      <text:p text:style-name="P172"/>
      <text:p text:style-name="P172"/>
      <text:p text:style-name="P174"><text:a xlink:type="simple" xlink:href="http://www.fondonorma.org.ve/linkcertificacion.php" text:style-name="Internet_20_link" text:visited-style-name="Visited_20_Internet_20_Link">http://www.fondonorma.org.ve/linkcertificacion.php</text:a></text:p>
      <text:p text:style-name="P165"/>
      <text:p text:style-name="P55">PARA MODIFICAR DBCONECTION (de forma manual)</text:p>
      <text:p text:style-name="P55"/>
      <text:p text:style-name="P156"/>
      <text:p text:style-name="P110">Ingresar en el srv APL en la siguiente ruta</text:p>
      <text:p text:style-name="P110"/>
      <text:p text:style-name="P110"/>
      <text:p text:style-name="P110"><text:soft-page-break/>cd /var/www/banesco/clases/</text:p>
      <text:p text:style-name="P110"/>
      <text:p text:style-name="P110">hacer ls</text:p>
      <text:p text:style-name="P110"/>
      <text:p text:style-name="P110">modificar el archivo DBConnection.class.php </text:p>
      <text:p text:style-name="P110"/>
      <text:p text:style-name="P110">vi DBConnection.class.php </text:p>
      <text:p text:style-name="P110"/>
      <text:p text:style-name="P157"/>
      <text:p text:style-name="P111">alias scp-os='sudo scp -i /home/ejblanco//Documentos/keyinfra/openstack-infra'</text:p>
      <text:p text:style-name="P111"><text:s text:c="4"/>alias ssh-os='sudo ssh -i /home/ejblanco/Documentos/keyinfra/openstack-infra'</text:p>
      <text:p text:style-name="P111"/>
      <text:p text:style-name="P111"/>
      <text:p text:style-name="P115">administrador</text:p>
      <text:p text:style-name="P115">S3st2m1sp2rs4n*</text:p>
      <text:p text:style-name="P115"/>
      <text:p text:style-name="P115"/>
      <text:p text:style-name="P115">root</text:p>
      <text:p text:style-name="P115">S2rv3d4r2sp2rs4n*</text:p>
      <text:p text:style-name="P112"/>
      <text:p text:style-name="P112"/>
      <text:p text:style-name="P71">Para eliminar las llamadas en la Base de datos</text:p>
      <text:p text:style-name="P112"/>
      <text:p text:style-name="P116">loguearse con el usuario postgres</text:p>
      <text:p text:style-name="P116">psql -p 9912 -d gysmo_cc</text:p>
      <text:p text:style-name="P112"/>
      <text:p text:style-name="P116">select * from queue_calls where status = 'P';</text:p>
      <text:p text:style-name="P116"/>
      <text:p text:style-name="P116">update queue_calls SET status='C' where status='P';</text:p>
      <text:p text:style-name="P116"/>
      <text:p text:style-name="P116"/>
      <text:p text:style-name="P116"/>
      <text:p text:style-name="P54">PARA REALIZA CAMBIOS CON GIT DE BASE DE DATOS</text:p>
      <text:p text:style-name="P54"/>
      <text:p text:style-name="P117"/>
      <text:p text:style-name="P117">ingresar via web a git.hc.p2p.dom/</text:p>
      <text:p text:style-name="P117"/>
      <text:p text:style-name="P117">en el proyecto Produccion GYSMO / gysmo_update_prod, en la pestaña files seleccionar la campaña en este caso gysmoat, luego en la carpeta clases y verificar el archivo DBConnection.class.php</text:p>
      <text:p text:style-name="P117"/>
      <text:p text:style-name="P117">(se edita si es necesario)</text:p>
      <text:p text:style-name="P117"/>
      <text:p text:style-name="P117">para bajar los cambios al servidor APL. Ejemplo 172.16.31.78</text:p>
      <text:p text:style-name="P117"/>
      <text:p text:style-name="P117">ingresamos por consola <text:s/>en </text:p>
      <text:p text:style-name="P117"/>
      <text:p text:style-name="P117">cd /etc/gysmo_update_prod</text:p>
      <text:p text:style-name="P117"/>
      <text:p text:style-name="P117">y realizamos git pull, si genera error debemos ejecutarlo</text:p>
      <text:p text:style-name="P117"><text:soft-page-break/></text:p>
      <text:p text:style-name="P117">git checkout gysmoat/clases/DBConnection.class.php</text:p>
      <text:p text:style-name="P117">y de nuevo git pull , ejecutando los cambios.</text:p>
      <text:p text:style-name="P117"/>
      <text:p text:style-name="P118">Configuracion adicional apl</text:p>
      <text:p text:style-name="P117"/>
      <text:p text:style-name="P118"><text:s text:c="4"/>1 <text:s/>history</text:p>
      <text:p text:style-name="P118"><text:s text:c="4"/>2 <text:s/>apt-get update</text:p>
      <text:p text:style-name="P118"><text:s text:c="4"/>3 <text:s/>apt-get upgrade -y</text:p>
      <text:p text:style-name="P118"><text:s text:c="4"/>4 <text:s/>reboot</text:p>
      <text:p text:style-name="P118"><text:s text:c="4"/>5 <text:s/>df -hg</text:p>
      <text:p text:style-name="P118"><text:s text:c="4"/>6 <text:s/>df -h</text:p>
      <text:p text:style-name="P118"><text:s text:c="4"/>7 <text:s/>apt-get update</text:p>
      <text:p text:style-name="P118"><text:s text:c="4"/>8 <text:s/>mount -a</text:p>
      <text:p text:style-name="P118"><text:s text:c="4"/>9 <text:s/>vi /etc/fstab</text:p>
      <text:p text:style-name="P118"><text:s text:c="3"/>10 <text:s/>mount -a</text:p>
      <text:p text:style-name="P118"><text:s text:c="3"/>11 <text:s/>vi /etc/fstab</text:p>
      <text:p text:style-name="P118"><text:s text:c="3"/>12 <text:s/>mount -a</text:p>
      <text:p text:style-name="P118"><text:s text:c="3"/>13 <text:s/>df .h}</text:p>
      <text:p text:style-name="P118"><text:s text:c="3"/>14 <text:s/>df -h</text:p>
      <text:p text:style-name="P118"><text:s text:c="3"/>15 <text:s/>cd /var/www/</text:p>
      <text:p text:style-name="P118"><text:s text:c="3"/>16 <text:s/>ls</text:p>
      <text:p text:style-name="P118"><text:s text:c="3"/>17 <text:s/>git clone git@172.16.11.171:produccion-gysmo/gysmo18_prod.git</text:p>
      <text:p text:style-name="P118"><text:s text:c="3"/>18 <text:s/>git clone http://172.16.11.171/produccion-gysmo/gysmo18_prod.git</text:p>
      <text:p text:style-name="P118"><text:s text:c="3"/>19 <text:s/>ls</text:p>
      <text:p text:style-name="P118"><text:s text:c="3"/>20 <text:s/>mv gysmo18_prod/ gysmo</text:p>
      <text:p text:style-name="P118"><text:s text:c="3"/>21 <text:s/>ls</text:p>
      <text:p text:style-name="P118"><text:s text:c="3"/>22 <text:s/>cd gysmo/</text:p>
      <text:p text:style-name="P118"><text:s text:c="3"/>23 <text:s/>ls</text:p>
      <text:p text:style-name="P118"><text:s text:c="3"/>24 <text:s/>ls -la</text:p>
      <text:p text:style-name="P118"><text:s text:c="3"/>25 <text:s/>unlink campaign</text:p>
      <text:p text:style-name="P118"><text:s text:c="3"/>26 <text:s/>unlink mnt </text:p>
      <text:p text:style-name="P118"><text:s text:c="3"/>27 <text:s/>ln -s /mnt/telefonia-cantv-nea/ /var/www/gysmo/mnt</text:p>
      <text:p text:style-name="P118"><text:s text:c="3"/>28 <text:s/>ls -la</text:p>
      <text:p text:style-name="P118"><text:s text:c="3"/>29 <text:s/>cd clases/</text:p>
      <text:p text:style-name="P118"><text:s text:c="3"/>30 <text:s/>ls</text:p>
      <text:p text:style-name="P118"><text:s text:c="3"/>31 <text:s/>cd /etc/</text:p>
      <text:p text:style-name="P118"><text:s text:c="3"/>32 <text:s/>ls</text:p>
      <text:p text:style-name="P118"><text:s text:c="3"/>33 <text:s/>git clone http://172.16.11.171/produccion-gysmo/gysmo_update_prod.git</text:p>
      <text:p text:style-name="P118"><text:s text:c="3"/>34 <text:s/>cd gysmo_update_prod/</text:p>
      <text:p text:style-name="P118"><text:s text:c="3"/>35 <text:s/>ls</text:p>
      <text:p text:style-name="P118"><text:s text:c="3"/>36 <text:s/>./symbolic_access.sh </text:p>
      <text:p text:style-name="P118"><text:s text:c="3"/>37 <text:s/>vi /etc/sudoers.d/desarrollo</text:p>
      <text:p text:style-name="P118"><text:s text:c="3"/>38 <text:s/>./symbolic_access.sh </text:p>
      <text:p text:style-name="P118"><text:s text:c="3"/>39 <text:s/>cd /var/www/</text:p>
      <text:p text:style-name="P118"><text:s text:c="3"/>40 <text:s/>ls</text:p>
      <text:p text:style-name="P118"><text:s text:c="3"/>41 <text:s/>cd gysmo/</text:p>
      <text:p text:style-name="P118"><text:s text:c="3"/>42 <text:s/>ls</text:p>
      <text:p text:style-name="P118"><text:s text:c="3"/>43 <text:s/>cd clases/</text:p>
      <text:p text:style-name="P118"><text:soft-page-break/><text:s text:c="3"/>44 <text:s/>LÑS</text:p>
      <text:p text:style-name="P118"><text:s text:c="3"/>45 <text:s/>LS</text:p>
      <text:p text:style-name="P118"><text:s text:c="3"/>46 <text:s/>LS</text:p>
      <text:p text:style-name="P118"><text:s text:c="3"/>47 <text:s/>ls</text:p>
      <text:p text:style-name="P118"><text:s text:c="3"/>48 <text:s/>ls -la</text:p>
      <text:p text:style-name="P118"><text:s text:c="3"/>49 <text:s/>vi DBConnection.class.php</text:p>
      <text:p text:style-name="P118"><text:s text:c="3"/>50 <text:s/>df -h</text:p>
      <text:p text:style-name="P118"/>
      <text:p text:style-name="P119">alertas zabbix</text:p>
      <text:p text:style-name="P117"/>
      <text:p text:style-name="P119"><text:a xlink:type="simple" xlink:href="https://www.carloscarrascal.com/blog/encontrar-procesos-que-causan-bloqueos-de-io-iowait" text:style-name="Internet_20_link" text:visited-style-name="Visited_20_Internet_20_Link">https://www.carloscarrascal.com/blog/encontrar-procesos-que-causan-bloqueos-de-io-iowait</text:a></text:p>
      <text:p text:style-name="P119"/>
      <text:p text:style-name="P120">crear usuario bd</text:p>
      <text:p text:style-name="P120"/>
      <text:p text:style-name="P120">https://www.digitalocean.com/community/tutorials/crear-un-nuevo-usuario-y-otorgarle-permisos-en-mysql-es</text:p>
      <text:p text:style-name="P112"/>
      <text:p text:style-name="P112"/>
      <text:p text:style-name="P121">culminacion de instalacion APL</text:p>
      <text:p text:style-name="P121"/>
      <text:p text:style-name="P121"/>
      <text:p text:style-name="P121"><text:s/>25 <text:s/>cd /var/www/</text:p>
      <text:p text:style-name="P121"><text:s text:c="3"/>26 <text:s/>ls</text:p>
      <text:p text:style-name="P121"><text:s text:c="3"/>27 <text:s text:c="2"/>git clone http://172.16.11.171/produccion-gysmo/gysmo18_prod.git</text:p>
      <text:p text:style-name="P121"><text:s text:c="3"/>28 <text:s/>ls</text:p>
      <text:p text:style-name="P121"><text:s text:c="3"/>29 <text:s/>mv gysmo18_prod/ banesco</text:p>
      <text:p text:style-name="P121"><text:s text:c="3"/>30 <text:s/>ls</text:p>
      <text:p text:style-name="P121"><text:s text:c="3"/>31 <text:s/>cd /etc/</text:p>
      <text:p text:style-name="P121"><text:s text:c="3"/>32 <text:s/>ls</text:p>
      <text:p text:style-name="P121"><text:s text:c="3"/>33 <text:s/>git clone http://172.16.11.171/produccion-gysmo/gysmo_update_prod.git</text:p>
      <text:p text:style-name="P121"><text:s text:c="3"/>34 <text:s/>ls</text:p>
      <text:p text:style-name="P121"><text:s text:c="3"/>35 <text:s/>cd gysmo_update_prod/</text:p>
      <text:p text:style-name="P121"><text:s text:c="3"/>36 <text:s/>ls</text:p>
      <text:p text:style-name="P121"><text:s text:c="3"/>37 <text:s/>./symbolic_access.sh </text:p>
      <text:p text:style-name="P121"><text:s text:c="3"/>38 <text:s text:c="2"/>cd /var/www/banesco/</text:p>
      <text:p text:style-name="P121"><text:s text:c="3"/>39 <text:s/>ls</text:p>
      <text:p text:style-name="P121"><text:s text:c="3"/>40 <text:s/>cd clases/</text:p>
      <text:p text:style-name="P121"><text:s text:c="3"/>41 <text:s/>ls</text:p>
      <text:p text:style-name="P121"><text:s text:c="3"/>42 <text:s/>ls -la</text:p>
      <text:p text:style-name="P121"><text:s text:c="3"/>43 <text:s/>vi DBConnection.class.php </text:p>
      <text:p text:style-name="P121"><text:s text:c="3"/>44 <text:s/>cd /etc/gysmo_update_prod/</text:p>
      <text:p text:style-name="P121"><text:s text:c="3"/>45 <text:s/>git pull</text:p>
      <text:p text:style-name="P121"><text:s text:c="3"/>46 <text:s/>cd /var/www/</text:p>
      <text:p text:style-name="P121"><text:s text:c="3"/>47 <text:s/>ls</text:p>
      <text:p text:style-name="P121"><text:s text:c="3"/>48 <text:s/>cd banesco/</text:p>
      <text:p text:style-name="P121"><text:s text:c="3"/>49 <text:s/>ls</text:p>
      <text:p text:style-name="P121"><text:s text:c="3"/>50 <text:s/>ls -la</text:p>
      <text:p text:style-name="P121"><text:s text:c="3"/>51 <text:s/>unlink campaign</text:p>
      <text:p text:style-name="P121"><text:s text:c="3"/>52 <text:s/>ln -s /mnt/campaign-banesco/ /var/www/banesco/campaign</text:p>
      <text:p text:style-name="P121"><text:soft-page-break/><text:s text:c="3"/>53 <text:s/>ls -la</text:p>
      <text:p text:style-name="P121"><text:s text:c="3"/>54 <text:s/>exit</text:p>
      <text:p text:style-name="P121"/>
      <text:p text:style-name="P121"/>
      <text:p text:style-name="P121"/>
      <text:p text:style-name="P122">configuracion adicional ACD</text:p>
      <text:p text:style-name="P122"/>
      <text:p text:style-name="P122">cd /var/www/</text:p>
      <text:p text:style-name="P122"><text:s text:c="3"/>64 <text:s/>ls</text:p>
      <text:p text:style-name="P122"><text:s text:c="3"/>65 <text:s/>ln -s /mnt/asterisk01/llamadas/ /var/www/Files</text:p>
      <text:p text:style-name="P122"/>
      <text:p text:style-name="P123"/>
      <text:p text:style-name="P124">como ver las interfaz</text:p>
      <text:p text:style-name="P124"/>
      <text:p text:style-name="P124"/>
      <text:p text:style-name="P124">ip a | less</text:p>
      <text:p text:style-name="P124"/>
      <text:p text:style-name="P124"/>
      <text:p text:style-name="P72">permisar en el storage</text:p>
      <text:p text:style-name="P125"/>
      <text:p text:style-name="P125">vi /etc/exports</text:p>
      <text:p text:style-name="P125"/>
      <text:p text:style-name="P125">exportfs -a</text:p>
      <text:p text:style-name="P125"/>
      <text:p text:style-name="P125"/>
      <text:p text:style-name="P125"/>
      <text:p text:style-name="P126">cripto mundo</text:p>
      <text:p text:style-name="P126">ssh-i aws-cripto.pem ubuntu@</text:p>
      <text:p text:style-name="P126"/>
      <text:p text:style-name="P126"/>
      <text:p text:style-name="P189">eliminar usuario en Centos </text:p>
      <text:p text:style-name="P189"/>
      <text:p text:style-name="P190">userdel usuario</text:p>
      <text:p text:style-name="P126"/>
      <text:p text:style-name="P189">debian </text:p>
      <text:p text:style-name="P189"/>
      <text:p text:style-name="P189">deluser usuario</text:p>
      <text:p text:style-name="P125"/>
      <text:p text:style-name="P125"/>
      <text:p text:style-name="P188"/>
      <text:p text:style-name="P112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8-08-16T14:14:48.507834977</dc:date>
    <dc:creator>Evelyn blanco</dc:creator>
    <meta:editing-duration>P140DT17H8M41S</meta:editing-duration>
    <meta:editing-cycles>118</meta:editing-cycles>
    <meta:generator>LibreOffice/4.3.3.2$Linux_X86_64 LibreOffice_project/430m0$Build-2</meta:generator>
    <meta:document-statistic meta:table-count="2" meta:image-count="0" meta:object-count="0" meta:page-count="23" meta:paragraph-count="622" meta:word-count="2948" meta:character-count="23752" meta:non-whitespace-character-count="19923"/>
  </office:meta>
</office:document-meta>
</file>